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9E00000077EF2D096C8D82C55E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fo:margin-left="0.0014in" fo:margin-top="0in" fo:margin-bottom="0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C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able_20_Contents">
      <style:paragraph-properties fo:text-align="start" style:justify-single-word="false" fo:orphans="0" fo:widows="0" style:writing-mode="lr-tb"/>
    </style:style>
    <style:style style:name="P4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  <table:table-row table:style-name="Table1.1">
          <table:table-cell table:style-name="Table1.A2" table:number-rows-spanned="3" office:value-type="string">
            <text:p text:style-name="P3"><draw:frame draw:style-name="fr1" draw:name="Frame1" text:anchor-type="as-char" svg:width="2.1543in" style:rel-width="100%" svg:height="1.1693in" style:rel-height="scale-min" draw:z-index="0"><draw:text-box><text:p text:style-name="Figure"><draw:frame draw:style-name="fr2" draw:name="Image1" text:anchor-type="paragraph" svg:width="2.1543in" style:rel-width="100%" svg:height="1.1693in" style:rel-height="scale" draw:z-index="1"><draw:image xlink:href="Pictures/100000000000009E00000077EF2D096C8D82C55E.jpg" xlink:type="simple" xlink:show="embed" xlink:actuate="onLoad" draw:mime-type="image/jpeg"/></draw:frame>Figure <text:sequence text:ref-name="refFigure0" text:name="Figure" text:formula="ooow:Figure+1" style:num-format="1">1</text:sequence>: aaa</text:p></draw:text-box></draw:frame></text:p>
          </table:table-cell>
          <table:table-cell table:style-name="Table1.A2" table:number-rows-spanned="5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1"/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covered-table-cell/>
          <table:table-cell table:style-name="Table1.C2" table:number-rows-spanned="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nl" fo:country="NL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nl" fo:country="NL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13T22:05:41</meta:creation-date>
    <dc:language>nl-NL</dc:language>
    <dc:date>2020-10-17T13:39:25.566369484</dc:date>
    <meta:editing-cycles>8</meta:editing-cycles>
    <meta:editing-duration>PT2M19S</meta:editing-duration>
    <meta:generator>LibreOfficeDev/7.1.0.0.alpha0$Linux_X86_64 LibreOffice_project/1020191c9772c869a9ac4d83264d35e54e8694c9</meta:generator>
    <meta:document-statistic meta:table-count="1" meta:image-count="1" meta:object-count="0" meta:page-count="1" meta:paragraph-count="2" meta:word-count="3" meta:character-count="13" meta:non-whitespace-character-count="11"/>
  </office:meta>
</office:document-meta>
</file>